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ed0f" officeooo:paragraph-rsid="000aed0f"/>
    </style:style>
    <style:style style:name="P2" style:family="paragraph" style:parent-style-name="Standard" style:list-style-name="L1">
      <style:text-properties officeooo:rsid="000aed0f" officeooo:paragraph-rsid="000aed0f"/>
    </style:style>
    <style:style style:name="P3" style:family="paragraph" style:parent-style-name="Standard" style:list-style-name="L3">
      <style:text-properties officeooo:rsid="000aed0f" officeooo:paragraph-rsid="000aed0f"/>
    </style:style>
    <style:style style:name="P4" style:family="paragraph" style:parent-style-name="Standard" style:list-style-name="L4">
      <style:text-properties officeooo:rsid="000aed0f" officeooo:paragraph-rsid="000aed0f"/>
    </style:style>
    <style:style style:name="P5" style:family="paragraph" style:parent-style-name="Standard">
      <style:text-properties officeooo:paragraph-rsid="000aed0f"/>
    </style:style>
    <style:style style:name="P6" style:family="paragraph" style:parent-style-name="Standard" style:list-style-name="L1">
      <style:text-properties officeooo:paragraph-rsid="000aed0f"/>
    </style:style>
    <style:style style:name="P7" style:family="paragraph" style:parent-style-name="Standard" style:list-style-name="L3">
      <style:text-properties officeooo:paragraph-rsid="000aed0f"/>
    </style:style>
    <style:style style:name="P8" style:family="paragraph" style:parent-style-name="Standard" style:list-style-name="L3">
      <style:text-properties officeooo:rsid="000b407a" officeooo:paragraph-rsid="000b407a"/>
    </style:style>
    <style:style style:name="P9" style:family="paragraph" style:parent-style-name="Standard">
      <style:text-properties officeooo:rsid="000b407a" officeooo:paragraph-rsid="000b407a"/>
    </style:style>
    <style:style style:name="P10" style:family="paragraph" style:parent-style-name="Standard" style:list-style-name="L5">
      <style:text-properties officeooo:rsid="000b407a" officeooo:paragraph-rsid="000b407a"/>
    </style:style>
    <style:style style:name="P11" style:family="paragraph" style:parent-style-name="Standard" style:list-style-name="L4">
      <style:text-properties officeooo:rsid="000b407a" officeooo:paragraph-rsid="000b407a"/>
    </style:style>
    <style:style style:name="P12" style:family="paragraph" style:parent-style-name="Standard" style:list-style-name="L6">
      <style:text-properties officeooo:rsid="000b407a" officeooo:paragraph-rsid="000b407a"/>
    </style:style>
    <style:style style:name="P13" style:family="paragraph" style:parent-style-name="Standard">
      <style:text-properties officeooo:rsid="000cf14f" officeooo:paragraph-rsid="000cf14f"/>
    </style:style>
    <style:style style:name="P14" style:family="paragraph" style:parent-style-name="Standard" style:list-style-name="L7">
      <style:text-properties officeooo:rsid="000cf14f" officeooo:paragraph-rsid="000cf14f"/>
    </style:style>
    <style:style style:name="P15" style:family="paragraph" style:parent-style-name="Standard">
      <style:text-properties officeooo:rsid="000cf14f" officeooo:paragraph-rsid="000b407a"/>
    </style:style>
    <style:style style:name="P16" style:family="paragraph" style:parent-style-name="Standard">
      <style:text-properties officeooo:paragraph-rsid="000cf14f"/>
    </style:style>
    <style:style style:name="P17" style:family="paragraph" style:parent-style-name="Standard" style:list-style-name="L7">
      <style:text-properties officeooo:rsid="000e03d0" officeooo:paragraph-rsid="000e03d0"/>
    </style:style>
    <style:style style:name="T1" style:family="text">
      <style:text-properties officeooo:rsid="000aed0f"/>
    </style:style>
    <style:style style:name="T2" style:family="text">
      <style:text-properties officeooo:rsid="000b407a"/>
    </style:style>
    <style:style style:name="T3" style:family="text">
      <style:text-properties officeooo:rsid="000cf1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úmeros :</text:p>
      <text:list xml:id="list3149198353018449916" text:style-name="L1">
        <text:list-item>
          <text:p text:style-name="P2">La Fecha de hoy :</text:p>
          <text:list>
            <text:list-item>
              <text:p text:style-name="P6"><text:span text:style-name="T1">Hoy es Lunes ocho de octubre de dos mil dieciocho</text:span></text:p>
            </text:list-item>
          </text:list>
        </text:list-item>
        <text:list-item>
          <text:p text:style-name="P2">73 184 009 :</text:p>
          <text:list>
            <text:list-item>
              <text:p text:style-name="P6"><text:span text:style-name="T1">Setenta y tres millones ciento ochenta y cuatro mil nueve</text:span></text:p>
            </text:list-item>
          </text:list>
        </text:list-item>
        <text:list-item>
          <text:p text:style-name="P2">2 543 868 :</text:p>
          <text:list>
            <text:list-item>
              <text:p text:style-name="P6"><text:span text:style-name="T1">Dos millones quinientos cuarenta y tres mil ochocientos sesenta y ocho</text:span></text:p>
            </text:list-item>
          </text:list>
        </text:list-item>
      </text:list>
      <text:p text:style-name="P1"/>
      <text:p text:style-name="P1"/>
      <text:p text:style-name="P1">CO - Lima se muere de sed</text:p>
      <text:p text:style-name="P1">P. 53</text:p>
      <text:list xml:id="list5602430289560940253" text:style-name="L3">
        <text:list-item>
          <text:p text:style-name="P7"><text:span text:style-name="T1">El agua llega por camiones</text:span></text:p>
        </text:list-item>
        <text:list-item>
          <text:p text:style-name="P3">Recibe agua cada siete días pero no le alcanza</text:p>
        </text:list-item>
        <text:list-item>
          <text:p text:style-name="P3">« Obtener agua de la nada » =&gt; un milagro</text:p>
        </text:list-item>
        <text:list-item>
          <text:p text:style-name="P3">Sistema : Los atrapanieblas : paneles con redes</text:p>
          <text:list>
            <text:list-header>
              <text:p text:style-name="P3">El agua está atrapado para las redes, y el agua va <text:span text:style-name="T2">a</text:span> un pozo p<text:span text:style-name="T2">or cañerías</text:span></text:p>
              <text:p text:style-name="P8">(voir script envoyé par la prof)</text:p>
            </text:list-header>
          </text:list>
          <text:p text:style-name="P8">Unos barrios de la capital → IP</text:p>
        </text:list-item>
      </text:list>
      <text:p text:style-name="P5"/>
      <text:p text:style-name="P9">Idea del Progreso (IP) :</text:p>
      <text:list xml:id="list2290615428688448265" text:style-name="L5">
        <text:list-item>
          <text:p text:style-name="P10">Mejorar</text:p>
        </text:list-item>
        <text:list-item>
          <text:p text:style-name="P10">Desigualdades</text:p>
        </text:list-item>
        <text:list-item>
          <text:p text:style-name="P10">A la vez un progreso no suficiente</text:p>
          <text:p text:style-name="P10">Al mismo tiempo una regresión ecológica</text:p>
        </text:list-item>
      </text:list>
      <text:p text:style-name="P9">Espacios e Intercambios (EI) :</text:p>
      <text:list xml:id="list229902101089107021" text:style-name="L6">
        <text:list-item>
          <text:p text:style-name="P12">Desigualdades</text:p>
        </text:list-item>
        <text:list-item>
          <text:p text:style-name="P12">El gobierno</text:p>
        </text:list-item>
      </text:list>
      <text:p text:style-name="P16"/>
      <text:p text:style-name="P16"/>
      <text:p text:style-name="P16"><text:span text:style-name="T3">Más allá P. 53 :</text:span></text:p>
      <text:p text:style-name="P13"><text:tab/>Yo a diario suelo utilizar dos cubos de basuras para clasificar</text:p>
      <text:p text:style-name="P5"/>
      <text:p text:style-name="P5"/>
      <text:p text:style-name="P13">Grammaire :</text:p>
      <text:list xml:id="list7530424027433345595" text:style-name="L7">
        <text:list-item>
          <text:p text:style-name="P14">Hipótesis</text:p>
          <text:list>
            <text:list-item>
              <text:p text:style-name="P14">Es posible que + subj</text:p>
              <text:p text:style-name="P14">Quizás + subj</text:p>
              <text:p text:style-name="P14">Puede que + subj</text:p>
              <text:p text:style-name="P14">Tal vez + subj</text:p>
              <text:p text:style-name="P14">Acaso + subj</text:p>
            </text:list-item>
            <text:list-item>
              <text:p text:style-name="P14">A lo mejor + ind</text:p>
            </text:list-item>
          </text:list>
        </text:list-item>
        <text:list-item>
          <text:p text:style-name="P17">L’habitude</text:p>
          <text:list>
            <text:list-item>
              <text:p text:style-name="P17">Soler + ind </text:p>
            </text:list-item>
          </text:list>
        </text:list-item>
      </text:list>
      <text:p text:style-name="P5"/>
      <text:p text:style-name="P1">Lexique :</text:p>
      <text:list xml:id="list3764848699682108965" text:style-name="L4">
        <text:list-item>
          <text:p text:style-name="P4">Alcanzar = atteindre</text:p>
        </text:list-item>
        <text:list-item>
          <text:p text:style-name="P4">Un milagro = un miracle</text:p>
        </text:list-item>
        <text:list-item>
          <text:p text:style-name="P4">La niebla = la brume, le brouillard</text:p>
        </text:list-item>
        <text:list-item>
          <text:p text:style-name="P11">El pozo = le puit</text:p>
        </text:list-item>
        <text:list-item>
          <text:p text:style-name="P11">La entrevistada = la personne interviewée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09:18:12.056000000</meta:creation-date>
    <dc:date>2018-10-08T10:08:01.240000000</dc:date>
    <meta:editing-duration>PT24M33S</meta:editing-duration>
    <meta:editing-cycles>3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42" meta:word-count="251" meta:character-count="1117" meta:non-whitespace-character-count="938"/>
  </office:meta>
</office:document-meta>
</file>